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tyle="italic" style:font-style-asian="italic" fo:font-size="10pt" style:font-size-asian="10pt" style:font-size-complex="10pt"/>
    </style:style>
    <style:style style:name="P2" style:parent-style-name="ParágrafodaLista" style:list-style-name="LFO1" style:family="paragraph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1.2763in"/>
    </style:style>
    <style:style style:name="TableColumn5" style:family="table-column">
      <style:table-column-properties style:column-width="3.6423in"/>
    </style:style>
    <style:style style:name="TableColumn6" style:family="table-column">
      <style:table-column-properties style:column-width="0.9798in"/>
    </style:style>
    <style:style style:name="Table3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10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12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14" style:family="table-row">
      <style:table-row-properties/>
    </style:style>
    <style:style style:name="TableCell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8EAADB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8EAADB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8EAADB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8EAA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8EAADB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8EAADB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8EAADB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3" style:family="table-cell">
      <style:table-cell-properties fo:border="0.0069in solid #8EAADB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8EAADB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P64" style:parent-style-name="ParágrafodaLista" style:list-style-name="LFO1" style:family="paragraph">
      <style:text-properties fo:font-weight="bold" style:font-weight-asian="bold" fo:font-size="14pt" style:font-size-asian="14pt" style:font-size-complex="14pt"/>
    </style:style>
    <style:style style:name="TableColumn66" style:family="table-column">
      <style:table-column-properties style:column-width="1.2763in"/>
    </style:style>
    <style:style style:name="TableColumn67" style:family="table-column">
      <style:table-column-properties style:column-width="3.6423in"/>
    </style:style>
    <style:style style:name="TableColumn68" style:family="table-column">
      <style:table-column-properties style:column-width="0.9798in"/>
    </style:style>
    <style:style style:name="TableColumn69" style:family="table-column">
      <style:table-column-properties style:column-width="1.9666in"/>
    </style:style>
    <style:style style:name="TableColumn70" style:family="table-column">
      <style:table-column-properties style:column-width="1.9666in"/>
    </style:style>
    <style:style style:name="TableColumn71" style:family="table-column">
      <style:table-column-properties style:column-width="1.9666in"/>
    </style:style>
    <style:style style:name="Table65" style:family="table">
      <style:table-properties style:width="11.7986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75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77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79" style:family="table-row">
      <style:table-row-properties/>
    </style:style>
    <style:style style:name="TableCell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8EAADB" fo:background-color="#FFFFF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5" style:family="table-cell">
      <style:table-cell-properties fo:border="0.0069in solid #8EAADB" fo:background-color="#FFFFFF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8EAADB" fo:background-color="#FFFFFF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1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8EAADB" fo:background-color="#FFFFFF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1" style:family="table-cell">
      <style:table-cell-properties fo:border="0.0069in solid #8EAADB" fo:background-color="#FFFFF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8EAADB" fo:background-color="#FFFFF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1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7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OBS: DOCUMENTO – ESBOÇO. Utilizar no máximo como base para ctrl<text:s/>+<text:s/>c ctrl<text:s/>+<text:s/>v.</text:p>
      <text:list text:style-name="LFO1" text:continue-numbering="true">
        <text:list-item>
          <text:p text:style-name="P2">Lista de Requisitos Funcionais.</text:p>
        </text:list-item>
      </text:list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e</text:p>
          </table:table-cell>
          <table:table-cell table:style-name="TableCell10">
            <text:p text:style-name="P11">Descrição</text:p>
          </table:table-cell>
          <table:table-cell table:style-name="TableCell12">
            <text:p text:style-name="P13">Ref. Cruzada</text:p>
          </table:table-cell>
        </table:table-row>
        <table:table-row table:style-name="TableRow14">
          <table:table-cell table:style-name="TableCell15">
            <text:p text:style-name="P16">RF.01<text:s/>– Controlar<text:s/>Múltiplas<text:s/>Contas.</text:p>
          </table:table-cell>
          <table:table-cell table:style-name="TableCell17">
            <text:p text:style-name="P18">Permitir atualização de múltiplas contas. Funções operam individualmente sobre cada uma das contas.</text:p>
          </table:table-cell>
          <table:table-cell table:style-name="TableCell19">
            <text:p text:style-name="P20">RNF.02</text:p>
          </table:table-cell>
        </table:table-row>
        <table:table-row table:style-name="TableRow21">
          <table:table-cell table:style-name="TableCell22">
            <text:p text:style-name="P23">RF.02<text:s/>–<text:s/>Controlar fontes de renda.</text:p>
          </table:table-cell>
          <table:table-cell table:style-name="TableCell24">
            <text:p text:style-name="P25">Permitir<text:s/>atualização de fontes de renda fixas, mensais ou anuais, associadas a uma conta pré-existente.</text:p>
          </table:table-cell>
          <table:table-cell table:style-name="TableCell26">
            <text:p text:style-name="P27">RNF.01</text:p>
          </table:table-cell>
        </table:table-row>
        <table:table-row table:style-name="TableRow28">
          <table:table-cell table:style-name="TableCell29">
            <text:p text:style-name="P30">RF.03<text:s/>– Controlar Contas-a-pagar.</text:p>
          </table:table-cell>
          <table:table-cell table:style-name="TableCell31">
            <text:p text:style-name="P32">Permitir atualização de Contas-a-pagar. Contas a pagar são fixas e podem ou não ser parceladas.</text:p>
          </table:table-cell>
          <table:table-cell table:style-name="TableCell33">
            <text:p text:style-name="P34">RNF.01</text:p>
          </table:table-cell>
        </table:table-row>
        <table:table-row table:style-name="TableRow35">
          <table:table-cell table:style-name="TableCell36">
            <text:p text:style-name="P37">RF.04 – Controlar</text:p>
            <text:p text:style-name="P38">Despesas.</text:p>
          </table:table-cell>
          <table:table-cell table:style-name="TableCell39">
            <text:p text:style-name="P40">Permitir atualização de despesas. Despesas são fixas e não são parceláveis.</text:p>
          </table:table-cell>
          <table:table-cell table:style-name="TableCell41">
            <text:p text:style-name="P42">RNF.01</text:p>
          </table:table-cell>
        </table:table-row>
        <table:table-row table:style-name="TableRow43">
          <table:table-cell table:style-name="TableCell44">
            <text:p text:style-name="P45">RF.05 – Importar / Exportar dados do Excel.</text:p>
          </table:table-cell>
          <table:table-cell table:style-name="TableCell46">
            <text:p text:style-name="P47">Permitir importação e exportação de dados a partir de planilhas em Excel com formato pré-definido.</text:p>
          </table:table-cell>
          <table:table-cell table:style-name="TableCell48">
            <text:p text:style-name="P49">RNF.03, RNF.04</text:p>
          </table:table-cell>
        </table:table-row>
        <table:table-row table:style-name="TableRow50">
          <table:table-cell table:style-name="TableCell51">
            <text:p text:style-name="P52">RF.06 – Controlar Investimentos.</text:p>
          </table:table-cell>
          <table:table-cell table:style-name="TableCell53">
            <text:p text:style-name="P54">Permitir atualização de investimentos. Auto calcular rendimentos fixos.</text:p>
          </table:table-cell>
          <table:table-cell table:style-name="TableCell55">
            <text:p text:style-name="P56">RNF.02</text:p>
          </table:table-cell>
        </table:table-row>
        <table:table-row table:style-name="TableRow57">
          <table:table-cell table:style-name="TableCell58">
            <text:p text:style-name="P59">RF.07 – Controlar Saldo das contas.</text:p>
          </table:table-cell>
          <table:table-cell table:style-name="TableCell60">
            <text:p text:style-name="P61">Gerar relatórios referentes aos saldos das contas.</text:p>
          </table:table-cell>
          <table:table-cell table:style-name="TableCell62">
            <text:p text:style-name="P63">RNF.02</text:p>
          </table:table-cell>
        </table:table-row>
      </table:table>
      <text:p text:style-name="Normal"/>
      <text:list text:style-name="LFO1" text:continue-numbering="true">
        <text:list-item>
          <text:p text:style-name="P64">Lista de Requisitos Não-Funcionais.</text:p>
        </text:list-item>
      </text:list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Nome</text:p>
          </table:table-cell>
          <table:table-cell table:style-name="TableCell75">
            <text:p text:style-name="P76">Descrição</text:p>
          </table:table-cell>
          <table:table-cell table:style-name="TableCell77">
            <text:p text:style-name="P78">Ref. Cruzada</text:p>
          </table:table-cell>
          <table:table-cell>
            <text:p text:style-name="P78"/>
          </table:table-cell>
          <table:table-cell>
            <text:p text:style-name="P78"/>
          </table:table-cell>
          <table:table-cell>
            <text:p text:style-name="P78"/>
          </table:table-cell>
        </table:table-row>
        <table:table-row table:style-name="TableRow79">
          <table:table-cell table:style-name="TableCell80">
            <text:p text:style-name="P81">RNF.01</text:p>
          </table:table-cell>
          <table:table-cell table:style-name="TableCell82">
            <text:p text:style-name="P83">Esta função não pode alterar dados de meses anteriores.</text:p>
          </table:table-cell>
          <table:table-cell table:style-name="TableCell84">
            <text:p text:style-name="P85">RF.02, RF.03, RF.04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RNF.02</text:p>
          </table:table-cell>
          <table:table-cell table:style-name="TableCell95">
            <text:p text:style-name="P96">Uma mesma conta não pode misturar investimentos e outros tipos de lançamento financeiro.</text:p>
          </table:table-cell>
          <table:table-cell table:style-name="TableCell97">
            <text:p text:style-name="P98">RF.01, RF.06, RF.07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RNF.03</text:p>
          </table:table-cell>
          <table:table-cell table:style-name="TableCell108">
            <text:p text:style-name="P109">Planilhas para Importação devem seguir um formato pré-estabelecido.</text:p>
          </table:table-cell>
          <table:table-cell table:style-name="TableCell110">
            <text:p text:style-name="P111">RF.05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RNF.04</text:p>
          </table:table-cell>
          <table:table-cell table:style-name="TableCell121">
            <text:p text:style-name="P122">Dados de uma planilha devem ser associadas a uma única conta.</text:p>
          </table:table-cell>
          <table:table-cell table:style-name="TableCell123">
            <text:p text:style-name="P124">RF.05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on</meta:initial-creator>
    <dc:creator>logon</dc:creator>
    <meta:creation-date>2013-09-25T00:59:00Z</meta:creation-date>
    <dc:date>2013-10-01T23:34:00Z</dc:date>
    <meta:template xlink:href="Normal" xlink:type="simple"/>
    <meta:editing-cycles>8</meta:editing-cycles>
    <meta:editing-duration>PT3000S</meta:editing-duration>
    <meta:document-statistic meta:page-count="1" meta:paragraph-count="2" meta:word-count="232" meta:character-count="1483" meta:row-count="10" meta:non-whitespace-character-count="1253"/>
  </office:meta>
</office:document-meta>
</file>